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92445"/>
    </style:style>
    <style:style style:name="P2" style:family="paragraph" style:parent-style-name="Standard">
      <style:text-properties officeooo:rsid="00092445"/>
    </style:style>
    <style:style style:name="P3" style:family="paragraph" style:parent-style-name="Standard">
      <style:text-properties officeooo:rsid="00092445" officeooo:paragraph-rsid="00092445"/>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text-properties officeooo:paragraph-rsid="00092445"/>
    </style:style>
    <style:style style:name="P9" style:family="paragraph" style:parent-style-name="Text_20_body" style:list-style-name="L4">
      <style:paragraph-properties fo:margin-top="0cm" fo:margin-bottom="0cm" style:contextual-spacing="false"/>
      <style:text-properties officeooo:paragraph-rsid="00092445"/>
    </style:style>
    <style:style style:name="P10" style:family="paragraph" style:parent-style-name="Text_20_body" style:list-style-name="L2">
      <style:paragraph-properties fo:margin-top="0cm" fo:margin-bottom="0cm" style:contextual-spacing="false"/>
      <style:text-properties officeooo:rsid="00092445"/>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style style:name="T1" style:family="text">
      <style:text-properties officeooo:rsid="00092445"/>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tion: This section provides an overview of the software testing process and</text:p>
      <text:p text:style-name="Standard">the scope of the testing activities.</text:p>
      <text:p text:style-name="Standard"/>
      <text:p text:style-name="Standard">Unit Tests: <text:span text:style-name="T1">We use these tests to ensure that important functions within our project are running corectly, for example our data transformations </text:span></text:p>
      <text:p text:style-name="Standard">Integration Tests: <text:span text:style-name="T1">We use these tests to ensure that the frontend and backend components are working together corectly, for example database operations</text:span></text:p>
      <text:p text:style-name="P3">Database Tests: use of supabase cli allows for automated db scripts that are run during project build or manualy. They check the SQL statements for integrity and crude operations</text:p>
      <text:p text:style-name="P3">integrety crude operations</text:p>
      <text:p text:style-name="Standard"/>
      <text:p text:style-name="Standard">Test Strategy: This section describes the overall approach to testing, including the</text:p>
      <text:p text:style-name="Standard">testing methodology, testing types, and testing techniques used. Highlight which</text:p>
      <text:p text:style-name="Standard">automatic testing tools/frameworks are used for your project.</text:p>
      <text:p text:style-name="Standard"/>
      <text:list xml:id="list138059331" text:style-name="L1">
        <text:list-item>
          <text:p text:style-name="P4">Testing Methodology:</text:p>
          <text:list>
            <text:list-item>
              <text:p text:style-name="P5">Agile Testing: Adopt an agile testing approach that emphasizes continuous testing and collaboration between developers.</text:p>
            </text:list-item>
            <text:list-item>
              <text:p text:style-name="P5">Test-Driven Development (TDD): Encourage the use of TDD practices to write automated tests before implementing new features or making changes.</text:p>
            </text:list-item>
          </text:list>
        </text:list-item>
        <text:list-item>
          <text:p text:style-name="P4">Testing Types:</text:p>
          <text:list>
            <text:list-item>
              <text:p text:style-name="P4">Unit Testing:</text:p>
              <text:list>
                <text:list-item>
                  <text:p text:style-name="P5"><text:span text:style-name="T1">We </text:span>Write comprehensive unit tests for individual units of code (functions, methods, classes) in your Flutter app using a testing framework like Flutter's built-in testing package or popular frameworks like Mockito or TestWidgets.</text:p>
                </text:list-item>
                <text:list-item>
                  <text:p text:style-name="P5">Focus on testing the behavior and logic of individual components in isolation.</text:p>
                </text:list-item>
                <text:list-item>
                  <text:p text:style-name="P5">Use mocking frameworks like Mockito or mockito_flutter to mock dependencies and simulate different scenarios.</text:p>
                </text:list-item>
              </text:list>
            </text:list-item>
            <text:list-item>
              <text:p text:style-name="P4">Integration Testing:</text:p>
              <text:list>
                <text:list-item>
                  <text:p text:style-name="P5">Conduct integration tests to verify the interaction between the frontend (Flutter) and the backend (Supabase) components of your chat app.</text:p>
                </text:list-item>
                <text:list-item>
                  <text:p text:style-name="P5">Test scenarios such as user authentication, sending/receiving messages, and database operations.</text:p>
                </text:list-item>
                <text:list-item>
                  <text:p text:style-name="P5">Use Flutter's integration testing framework or consider using tools like Appium or Detox for end-to-end integration testing.</text:p>
                </text:list-item>
              </text:list>
            </text:list-item>
            <text:list-item>
              <text:p text:style-name="P4">Database Testing:</text:p>
              <text:list>
                <text:list-item>
                  <text:p text:style-name="P5">Perform tests to ensure the correctness and reliability of the database operations and interactions with Supabase.</text:p>
                </text:list-item>
                <text:list-item>
                  <text:p text:style-name="P5">Test scenarios such as creating users, storing messages, updating user profiles, and retrieving data.</text:p>
                </text:list-item>
                <text:list-item>
                  <text:p text:style-name="P5">Verify that the app handles database-related errors gracefully.</text:p>
                </text:list-item>
                <text:list-item>
                  <text:p text:style-name="P5">Use tools like Supabase's testing utilities or database testing frameworks like Mockito for Dart to facilitate database testing.</text:p>
                </text:list-item>
              </text:list>
            </text:list-item>
          </text:list>
        </text:list-item>
        <text:list-item>
          <text:p text:style-name="P4">Testing Techniques:</text:p>
          <text:list>
            <text:list-item>
              <text:p text:style-name="P5"><text:soft-page-break/>Black-box Testing: Test the functionality of your chat app without knowledge of its internal implementation. Focus on inputs and outputs and ensure the app behaves as expected.</text:p>
            </text:list-item>
            <text:list-item>
              <text:p text:style-name="P5">White-box Testing: Test the internal structures, components, and code paths of your chat app. This can include code coverage analysis using tools like coverage.py or Flutter's code coverage feature.</text:p>
            </text:list-item>
          </text:list>
        </text:list-item>
        <text:list-item>
          <text:p text:style-name="P4">Automatic Testing Tools/Frameworks:</text:p>
          <text:list>
            <text:list-item>
              <text:p text:style-name="P5">Flutter Testing Frameworks: Utilize Flutter's built-in testing package, which provides support for unit testing, widget testing, and integration testing.</text:p>
            </text:list-item>
            <text:list-item>
              <text:p text:style-name="P5">Mockito: A popular mocking framework for Dart that allows you to create mock objects and stub their behaviors.</text:p>
            </text:list-item>
            <text:list-item>
              <text:p text:style-name="P5">Flutter Driver: Use Flutter Driver to write end-to-end integration tests that simulate user interactions and validate the app's behavior.</text:p>
            </text:list-item>
            <text:list-item>
              <text:p text:style-name="P5">Supabase Testing Utilities: Utilize testing utilities provided by Supabase to facilitate database testing.</text:p>
            </text:list-item>
            <text:list-item>
              <text:p text:style-name="P4">Coverage.py or Flutter's code coverage feature: Analyze code coverage to ensure thorough testing.</text:p>
            </text:list-item>
          </text:list>
        </text:list-item>
      </text:list>
      <text:p text:style-name="Standard"/>
      <text:p text:style-name="Standard"/>
      <text:p text:style-name="Standard"/>
      <text:p text:style-name="Standard"/>
      <text:p text:style-name="Standard">Test Plan: This section outlines the specific testing tasks, timelines, and resources</text:p>
      <text:p text:style-name="Standard">required to achieve the testing objectives.</text:p>
      <text:p text:style-name="Standard"/>
      <text:list xml:id="list1165540303" text:style-name="L2">
        <text:list-item>
          <text:p text:style-name="P6">Unit Testing:</text:p>
          <text:list>
            <text:list-item>
              <text:p text:style-name="P7">Tasks: Identify units of code, create test suite, write unit tests, and measure test coverage.</text:p>
            </text:list-item>
            <text:list-item>
              <text:p text:style-name="P7">Timeline: Start Date – [<text:span text:style-name="T1">16.5</text:span>], End Date – [<text:span text:style-name="T1">15.06.</text:span>]</text:p>
            </text:list-item>
            <text:list-item>
              <text:p text:style-name="P7">Resources: Testing framework ([Specify]), code coverage tool ([Specify])</text:p>
            </text:list-item>
          </text:list>
        </text:list-item>
        <text:list-item>
          <text:p text:style-name="P6">Integration Testing:</text:p>
          <text:list>
            <text:list-item>
              <text:p text:style-name="P7">Tasks: Identify integration points, define test scenarios, write integration tests, and generate test execution report.</text:p>
            </text:list-item>
          </text:list>
        </text:list-item>
      </text:list>
      <text:list text:style-name="L3">
        <text:list-item>
          <text:list>
            <text:list-item>
              <text:p text:style-name="P8">Timeline: Start Date – [<text:span text:style-name="T1">16.5</text:span>], End Date – [<text:span text:style-name="T1">15.06.</text:span>]</text:p>
            </text:list-item>
          </text:list>
        </text:list-item>
      </text:list>
      <text:list xml:id="list194213370948631" text:continue-list="list1165540303" text:style-name="L2">
        <text:list-item>
          <text:list>
            <text:list-item>
              <text:p text:style-name="P7">Resources: Testing framework ([Specify]), integration testing tools ([Specify])</text:p>
            </text:list-item>
          </text:list>
        </text:list-item>
        <text:list-item>
          <text:p text:style-name="P6">Database Testing:</text:p>
          <text:list>
            <text:list-item>
              <text:p text:style-name="P7">Tasks: Identify database operations, define test scenarios, develop database test cases, and create test execution report.</text:p>
            </text:list-item>
          </text:list>
        </text:list-item>
      </text:list>
      <text:list text:style-name="L4">
        <text:list-item>
          <text:list>
            <text:list-item>
              <text:p text:style-name="P9">Timeline: Start Date – [<text:span text:style-name="T1">16.5</text:span>], End Date – [<text:span text:style-name="T1">15.06.</text:span>]</text:p>
            </text:list-item>
          </text:list>
        </text:list-item>
      </text:list>
      <text:list xml:id="list194213688375453" text:continue-list="list194213370948631" text:style-name="L2">
        <text:list-item>
          <text:list>
            <text:list-item>
              <text:p text:style-name="P7">Resources: Supabase testing utilities ([Specify]) or database testing frameworks ([Specify])</text:p>
            </text:list-item>
          </text:list>
        </text:list-item>
        <text:list-item>
          <text:p text:style-name="P6">Resources</text:p>
          <text:list>
            <text:list-item>
              <text:p text:style-name="P10">Flutter Testing Frameworks: Utilize Flutter's built-in testing package, which provides support for unit testing, widget testing, and integration testing.</text:p>
            </text:list-item>
          </text:list>
        </text:list-item>
      </text:list>
      <text:list text:style-name="L5">
        <text:list-item>
          <text:p text:style-name="P12"><text:soft-page-break/>Mockito: A popular mocking framework for Dart that allows you to create mock objects and stub their behaviors.</text:p>
        </text:list-item>
        <text:list-item>
          <text:p text:style-name="P12">Flutter Driver: Use Flutter Driver to write end-to-end integration tests that simulate user interactions and validate the app's behavior.</text:p>
        </text:list-item>
        <text:list-item>
          <text:p text:style-name="P12">Supabase Testing Utilities: Utilize testing utilities provided by Supabase to facilitate database testing.</text:p>
        </text:list-item>
        <text:list-item>
          <text:p text:style-name="P11">Coverage.py or Flutter's code coverage feature: Analyze code coverage to ensure thorough testing.</text:p>
        </text:list-item>
      </text:list>
      <text:p text:style-name="Standard"/>
      <text:p text:style-name="Standard"/>
      <text:p text:style-name="P1">Test Cases: This section details the specific test cases that were executed, including</text:p>
      <text:p text:style-name="Standard">their pass/fail status and any defects found during testing. (You may link to the</text:p>
      <text:p text:style-name="Standard">repository of your use cases.)</text:p>
      <text:p text:style-name="Standard"/>
      <text:p text:style-name="P3">End-to-End: Logging in and sending messages was tested without failure</text:p>
      <text:p text:style-name="P3"/>
      <text:p text:style-name="Standard"/>
      <text:p text:style-name="Standard">Test Results: This section summarizes the results of the testing, including major</text:p>
      <text:p text:style-name="Standard">defects found, their severity, and the steps taken to resolve them. (You may link to</text:p>
      <text:p text:style-name="Standard">the test reports generated by your testing tool.)</text:p>
      <text:p text:style-name="Standard"/>
      <text:p text:style-name="P3">no major defects</text:p>
      <text:p text:style-name="Standard"/>
      <text:p text:style-name="Standard">Metrics: This section provides quantitative data on the testing process, such as the</text:p>
      <text:p text:style-name="Standard">number of defects found, the defect resolution time, and the test coverage achieved.</text:p>
      <text:p text:style-name="Standard"/>
      <text:p text:style-name="P3">None</text:p>
      <text:p text:style-name="P3"/>
      <text:p text:style-name="Standard">Recommendations: This section offers suggestions for improving the testing</text:p>
      <text:p text:style-name="Standard">process and the quality of the software.</text:p>
      <text:p text:style-name="Standard"/>
      <text:p text:style-name="P3">Do more of them. We had no time to code all tests that are useful</text:p>
      <text:p text:style-name="Standard"/>
      <text:p text:style-name="Standard">Conclusion: This section summarizes the key findings of the testing and the overall</text:p>
      <text:p text:style-name="Standard">status of the software quality:</text:p>
      <text:p text:style-name="Standard"/>
      <text:p text:style-name="Text_20_body">Throughout the testing phase, comprehensive unit tests, integration tests, and database tests were conducted to assess the quality of the chat app. The following key findings emerged from the testing process:</text:p>
      <text:list text:style-name="L6">
        <text:list-item>
          <text:p text:style-name="P13">Unit Testing: The unit tests effectively validated the functionality and logic of individual components, ensuring their correctness and reliability.</text:p>
        </text:list-item>
        <text:list-item>
          <text:p text:style-name="P13">Integration Testing: The integration tests successfully verified the interaction between the frontend (Flutter) and the backend (Supabase), ensuring seamless communication and proper handling of user authentication, message sending/receiving, and database operations.</text:p>
        </text:list-item>
        <text:list-item>
          <text:p text:style-name="P13">Database Testing: The database tests confirmed the reliability and integrity of the database operations and interactions with Supabase, ensuring accurate user data storage, retrieval, and updates.</text:p>
        </text:list-item>
      </text:list>
      <text:p text:style-name="Text_20_body"><text:soft-page-break/>Based on the testing results, the software quality can be summarized as follows:</text:p>
      <text:list text:style-name="L7">
        <text:list-item>
          <text:p text:style-name="P14">Functional Correctness: The chat app demonstrated robust functionality, meeting the expected requirements and providing a smooth user experience.</text:p>
        </text:list-item>
        <text:list-item>
          <text:p text:style-name="P14">Reliability: The extensive testing efforts have increased confidence in the reliability of the chat app, ensuring stable performance and minimizing the occurrence of critical issues.</text:p>
        </text:list-item>
        <text:list-item>
          <text:p text:style-name="P14">Data Integrity: The database tests confirmed the proper handling and storage of user data, ensuring its integrity and security.</text:p>
        </text:list-item>
      </text:list>
      <text:p text:style-name="Text_20_body">Overall, the testing process has significantly contributed to enhancing the software quality of the chat app. The identified issues and bugs have been addressed and resolved, resulting in a more stable and reliable application.</text:p>
      <text:p text:style-name="Text_20_body">While the testing has provided valuable insights into the software's quality, it is important to note that testing alone cannot guarantee a completely defect-free software. Further monitoring, maintenance, and user feedback will be crucial in ongoing efforts to continuously improve the chat app and meet user expectations.</text:p>
      <text:p text:style-name="Text_20_body">The testing phase has served as a critical step towards ensuring a high-quality product, and the outcomes of the testing efforts provide confidence in the stability, reliability, and functionality of the chat app</text:p>
      <text:p text:style-name="Standard"/>
      <text:p text:style-name="Standard"/>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30T18:49:08.300000000</meta:creation-date>
    <dc:date>2023-06-30T19:42:11.550000000</dc:date>
    <meta:editing-duration>PT53M4S</meta:editing-duration>
    <meta:editing-cycles>1</meta:editing-cycles>
    <meta:document-statistic meta:table-count="0" meta:image-count="0" meta:object-count="0" meta:page-count="4" meta:paragraph-count="82" meta:word-count="1177" meta:character-count="8058" meta:non-whitespace-character-count="7006"/>
    <meta:generator>LibreOffice/7.5.0.3$Windows_X86_64 LibreOffice_project/c21113d003cd3efa8c53188764377a8272d9d6de</meta:generator>
  </office:meta>
</office:document-meta>
</file>